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LucidaSans1" svg:font-family="LucidaSans"/>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33.551cm" table:align="margins" style:writing-mode="lr-tb"/>
    </style:style>
    <style:style style:name="Table1.A" style:family="table-column">
      <style:table-column-properties style:column-width="3.046cm" style:rel-column-width="918*"/>
    </style:style>
    <style:style style:name="Table1.B" style:family="table-column">
      <style:table-column-properties style:column-width="15.235cm" style:rel-column-width="4590*"/>
    </style:style>
    <style:style style:name="Table1.C" style:family="table-column">
      <style:table-column-properties style:column-width="3.286cm" style:rel-column-width="990*"/>
    </style:style>
    <style:style style:name="Table1.D" style:family="table-column">
      <style:table-column-properties style:column-width="11.982cm" style:rel-column-width="3610*"/>
    </style:style>
    <style:style style:name="Table1.1" style:family="table-row">
      <style:table-row-properties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P1" style:family="paragraph" style:parent-style-name="Title" style:master-page-name="Standard">
      <style:paragraph-properties style:page-number="auto"/>
    </style:style>
    <style:style style:name="P2" style:family="paragraph" style:parent-style-name="Header">
      <style:paragraph-properties>
        <style:tab-stops/>
      </style:paragraph-properties>
    </style:style>
    <style:style style:name="P3" style:family="paragraph" style:parent-style-name="Header">
      <style:paragraph-properties style:snap-to-layout-grid="false">
        <style:tab-stops/>
      </style:paragraph-properties>
    </style:style>
    <style:style style:name="P4" style:family="paragraph" style:parent-style-name="Header" style:list-style-name="WW8Num6">
      <style:paragraph-properties>
        <style:tab-stops/>
      </style:paragraph-properties>
    </style:style>
    <style:style style:name="P5" style:family="paragraph" style:parent-style-name="Header" style:list-style-name="WW8Num6">
      <style:paragraph-properties>
        <style:tab-stops/>
      </style:paragraph-properties>
      <style:text-properties style:font-name="Arial"/>
    </style:style>
    <style:style style:name="P6" style:family="paragraph" style:parent-style-name="Header" style:list-style-name="WW8Num2">
      <style:paragraph-properties fo:margin-left="0.106cm" fo:margin-right="0cm" fo:text-indent="0cm" style:auto-text-indent="false">
        <style:tab-stops>
          <style:tab-stop style:position="0.635cm"/>
        </style:tab-stops>
      </style:paragraph-properties>
    </style:style>
    <style:style style:name="P7" style:family="paragraph" style:parent-style-name="Footer">
      <style:paragraph-properties fo:text-align="center" style:justify-single-word="false"/>
    </style:style>
    <style:style style:name="P8" style:family="paragraph" style:parent-style-name="Standard">
      <style:paragraph-properties style:snap-to-layout-grid="false"/>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center" style:justify-single-word="false" style:snap-to-layout-grid="false"/>
      <style:text-properties fo:font-weight="bold" style:font-weight-asian="bold"/>
    </style:style>
    <style:style style:name="P11" style:family="paragraph" style:parent-style-name="Standard" style:list-style-name="WW8Num14">
      <style:paragraph-properties style:snap-to-layout-grid="false"/>
      <style:text-properties fo:font-weight="bold" style:font-weight-asian="bold"/>
    </style:style>
    <style:style style:name="P12" style:family="paragraph" style:parent-style-name="Standard" style:list-style-name="WW8Num14">
      <style:paragraph-properties style:snap-to-layout-grid="false"/>
    </style:style>
    <style:style style:name="P13" style:family="paragraph" style:parent-style-name="Standard">
      <style:text-properties style:font-name="Arial"/>
    </style:style>
    <style:style style:name="P14" style:family="paragraph" style:parent-style-name="Standard">
      <style:paragraph-properties style:snap-to-layout-grid="false"/>
      <style:text-properties style:font-name="Arial"/>
    </style:style>
    <style:style style:name="P15" style:family="paragraph" style:parent-style-name="Standard">
      <style:text-properties style:font-name="Arial" fo:font-style="italic" fo:font-weight="bold" style:font-style-asian="italic" style:font-weight-asian="bold"/>
    </style:style>
    <style:style style:name="P16" style:family="paragraph" style:parent-style-name="Standard">
      <style:paragraph-properties style:snap-to-layout-grid="false"/>
      <style:text-properties fo:color="#000000"/>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style:font-name="Arial"/>
    </style:style>
    <style:style style:name="T4" style:family="text">
      <style:text-properties style:font-name="Arial" fo:font-style="italic" style:font-style-asian="italic"/>
    </style:style>
    <style:style style:name="T5" style:family="text">
      <style:text-properties style:font-name="Arial" fo:font-style="italic" fo:font-weight="bold" style:font-style-asian="italic" style:font-weight-asian="bold"/>
    </style:style>
    <style:style style:name="T6" style:family="text">
      <style:text-properties style:font-name="Arial" fo:font-weight="bold" style:font-weight-asian="bold"/>
    </style:style>
    <style:style style:name="T7" style:family="text">
      <style:text-properties style:font-name="Courier"/>
    </style:style>
    <style:style style:name="T8" style:family="text">
      <style:text-properties style:font-name="Courier" fo:font-weight="bold"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iceDiscoveryManager Utilility Requirements</text:p>
      <text:p text:style-name="Standard"/>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0">ID</text:p>
            </table:table-cell>
            <table:table-cell table:style-name="Table1.A1" office:value-type="string">
              <text:p text:style-name="P9"><text:span text:style-name="T1">ServiceDiscoveryManager Utilility</text:span> <text:span text:style-name="T1">Requirement</text:span></text:p>
            </table:table-cell>
            <table:table-cell table:style-name="Table1.A1" office:value-type="string">
              <text:p text:style-name="P10">Section</text:p>
            </table:table-cell>
            <table:table-cell table:style-name="Table1.D1" office:value-type="string">
              <text:p text:style-name="P10">Comments</text:p>
            </table:table-cell>
          </table:table-row>
        </table:table-header-rows>
        <table:table-row table:style-name="Table1.1">
          <table:table-cell table:style-name="Table1.A1" office:value-type="string">
            <text:list text:style-name="WW8Num14">
              <text:list-item>
                <text:p text:style-name="P11"/>
              </text:list-item>
            </text:list>
          </table:table-cell>
          <table:table-cell table:style-name="Table1.A1" office:value-type="string">
            <text:p text:style-name="P14">A service reference added to the cache will be removed from the cache when all of the lookup services with which that service is registered have been discarded.</text:p>
          </table:table-cell>
          <table:table-cell table:style-name="Table1.A1" office:value-type="string">
            <text:p text:style-name="P16">SD.2</text:p>
          </table:table-cell>
          <table:table-cell table:style-name="Table1.D1" office:value-type="string">
            <text:p text:style-name="P8">Tests: <text:s/></text:p>
            <text:p text:style-name="Standard">com.sun.jini.qa.<text:span text:style-name="T2">impl</text:span>.</text:p>
            <text:p text:style-name="Standard">servicediscovery.<text:span text:style-name="T2">event</text:span>.</text:p>
            <text:p text:style-name="Standard">DiscardDownReDiscover,</text:p>
            <text:p text:style-name="Standard">DiscardServiceDown,</text:p>
            <text:p text:style-name="Standard">ServiceDiscardCacheTerminate</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hen a method of the </text:span><text:span text:style-name="T7">ServiceDiscoveryManager </text:span><text:span text:style-name="T3">invokes a remote method, although such an invocation may block other remote calls made in the </text:span><text:span text:style-name="T7">ServiceDiscoveryManager</text:span><text:span text:style-name="T3">, invocations of local methods will not be blocked.</text:span></text:p>
          </table:table-cell>
          <table:table-cell table:style-name="Table1.A1" office:value-type="string">
            <text:p text:style-name="P16">SD.4</text:p>
          </table:table-cell>
          <table:table-cell table:style-name="Table1.D1" office:value-type="string">
            <text:p text:style-name="P8">Tests: <text:s/></text:p>
            <text:p text:style-name="Standard">com.sun.jini.qa.<text:span text:style-name="T2">spec</text:span>.</text:p>
            <text:p text:style-name="Standard">servicediscovery.<text:span text:style-name="T2">cache</text:span>.</text:p>
            <text:p text:style-name="Standard">CacheDiscard,</text:p>
            <text:p text:style-name="Standard">CacheLookup,</text:p>
            <text:p text:style-name="Standard">CacheLookupFilterFilter,</text:p>
            <text:p text:style-name="Standard">CacheLookupFilterNoFilter,</text:p>
            <text:p text:style-name="Standard">CacheLookupNoFilterFilter</text:p>
            <text:p text:style-name="Standard"/>
            <text:p text:style-name="Standard">com.sun.jini.qa.<text:span text:style-name="T2">spec</text:span>.</text:p>
            <text:p text:style-name="Standard">servicediscovery.<text:span text:style-name="T2">event</text:span>.</text:p>
            <text:p text:style-name="Standard">AddAttrServiceChanged,</text:p>
            <text:p text:style-name="Standard">ModifyAttrServiceChanged,</text:p>
            <text:p text:style-name="Standard">SetAttrServiceChanged</text:p>
            <text:p text:style-name="Standard"/>
            <text:p text:style-name="Standard">com.sun.jini.qa.<text:span text:style-name="T2">impl</text:span>.</text:p>
            <text:p text:style-name="Standard">servicediscovery.<text:span text:style-name="T2">event</text:span>.</text:p>
            <text:p text:style-name="Standard">DiscardDownReDiscover,</text:p>
            <text:p text:style-name="Standard">DiscardServiceDown,</text:p>
            <text:p text:style-name="Standard">DiscardServiceUp,</text:p>
            <text:p text:style-name="Standard">ReRegisterBadEquals,</text:p>
            <text:p text:style-name="Standard">ReRegisterGoodEquals,</text:p>
            <text:p text:style-name="Standard">ServiceDiscardCacheTerminate</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equals </text:span><text:span text:style-name="T3">method for this class returns true if and only if two instances of this class refer to the same object. That is, x and y are equal instances of this class if and only if x == y has the value </text:span><text:span text:style-name="T7">true</text:span><text:span text:style-name="T3">.</text:span></text:p>
          </table:table-cell>
          <table:table-cell table:style-name="Table1.A1" office:value-type="string">
            <text:p text:style-name="P16">SD.4.1</text:p>
          </table:table-cell>
          <table:table-cell table:style-name="Table1.D1" office:value-type="string">
            <text:p text:style-name="P8">Tests: <text:s/></text:p>
            <text:p text:style-name="Standard">com.sun.jini.qa.<text:span text:style-name="T2">spec</text:span>.</text:p>
            <text:p text:style-name="Standard">servicediscovery.</text:p>
            <text:p text:style-name="Standard">Equality</text:p>
            <text:p text:style-name="Standard"/>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constructor of the </text:span><text:span text:style-name="T7">ServiceDiscoveryManager </text:span><text:span text:style-name="T3">takes two arguments: an object that implements the </text:span><text:span text:style-name="T7">DiscoveryManagement </text:span><text:span text:style-name="T3">interface and a reference to a </text:span><text:span text:style-name="T7">LeaseRenewalManager </text:span><text:span text:style-name="T3">object.</text:span></text:p>
          </table:table-cell>
          <table:table-cell table:style-name="Table1.A1" office:value-type="string">
            <text:p text:style-name="P16">SD.4.1.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constructor throws an </text:span><text:span text:style-name="T7">IOException </text:span><text:span text:style-name="T3">because construction of a ServiceDiscoveryManager</text:span><text:span text:style-name="T7"> </text:span><text:span text:style-name="T3">may initiate the multicast discovery process, a process that can throw </text:span><text:span text:style-name="T7">IOException</text:span><text:span text:style-name="T3">.</text:span></text:p>
          </table:table-cell>
          <table:table-cell table:style-name="Table1.A1" office:value-type="string">
            <text:p text:style-name="P16">SD.4.1.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a value of </text:span><text:span text:style-name="T7">null </text:span><text:span text:style-name="T3">is passed to the constructor as the </text:span><text:span text:style-name="T7">DiscoveryManagement</text:span><text:span text:style-name="T3"> argument, an instance of the </text:span><text:span text:style-name="T7">LookupDiscoveryManager</text:span><text:span text:style-name="T3"> utility class will be constructed to discover only those lookup services that are members of the </text:span><text:span text:style-name="T4">public</text:span><text:span text:style-name="T3"> groups.</text:span></text:p>
          </table:table-cell>
          <table:table-cell table:style-name="Table1.A1" office:value-type="string">
            <text:p text:style-name="P16">SD.4.1.1</text:p>
          </table:table-cell>
          <table:table-cell table:style-name="Table1.D1" office:value-type="string">
            <text:p text:style-name="P8">Tests: <text:s/></text:p>
            <text:p text:style-name="Standard">com.sun.jini.qa.<text:span text:style-name="T2">spec</text:span>.</text:p>
            <text:p text:style-name="Standard">servicediscovery.</text:p>
            <text:p text:style-name="Standard">DefaultDiscoveryPublic</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a value of </text:span><text:span text:style-name="T7">null </text:span><text:span text:style-name="T3">is passed to the constructor as the </text:span><text:span text:style-name="T7">LeaseRenewalManager</text:span><text:span text:style-name="T3"> argument, an instance of the </text:span><text:span text:style-name="T7">LeaseRenewalManager</text:span><text:span text:style-name="T3"> utility class will be constructed, initially managing no Lease objects.</text:span></text:p>
          </table:table-cell>
          <table:table-cell table:style-name="Table1.A1" office:value-type="string">
            <text:p text:style-name="P16">SD.4.1.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createLookupCache </text:span><text:span text:style-name="T3">method takes three arguments: an instance of </text:span><text:span text:style-name="T7">ServiceTemplate</text:span><text:span text:style-name="T3">, an instance of </text:span><text:span text:style-name="T7">ServiceItemFilter</text:span><text:span text:style-name="T3">, and an instance of </text:span><text:span text:style-name="T7">ServiceDiscoveryListener</text:span><text:span text:style-name="T3">; and returns an object of type </text:span><text:span text:style-name="T7">LookupCache</text:span><text:span text:style-name="T3">.</text:span></text:p>
          </table:table-cell>
          <table:table-cell table:style-name="Table1.A1" office:value-type="string">
            <text:p text:style-name="P16">SD.4.1.2</text:p>
          </table:table-cell>
          <table:table-cell table:style-name="Table1.D1" office:value-type="string">
            <text:p text:style-name="P8">Tests: <text:s/></text:p>
            <text:p text:style-name="Standard">com.sun.jini.qa.<text:span text:style-name="T2">spec</text:span>.</text:p>
            <text:p text:style-name="Standard">servicediscovery.<text:span text:style-name="T2">cache</text:span>.</text:p>
            <text:p text:style-name="Standard">CacheDiscard,</text:p>
            <text:p text:style-name="Standard">CacheLookup,</text:p>
            <text:p text:style-name="Standard">CacheLookupFilterFilter,</text:p>
            <text:p text:style-name="Standard">CacheLookupFilterNoFilter,</text:p>
            <text:p text:style-name="Standard">CacheLookupNoFilterFilter</text:p>
            <text:p text:style-name="Standard"/>
            <text:p text:style-name="Standard">com.sun.jini.qa.<text:span text:style-name="T2">spec</text:span>.</text:p>
            <text:p text:style-name="Standard">servicediscovery.<text:span text:style-name="T2">event</text:span>.</text:p>
            <text:p text:style-name="Standard">AddAttrServiceChanged,</text:p>
            <text:p text:style-name="Standard">ModifyAttrServiceChanged,</text:p>
            <text:p text:style-name="Standard">SetAttrServiceChanged</text:p>
            <text:p text:style-name="Standard"/>
            <text:p text:style-name="Standard">com.sun.jini.qa.<text:span text:style-name="T2">impl</text:span>.</text:p>
            <text:p text:style-name="Standard">servicediscovery.<text:span text:style-name="T2">event</text:span>.</text:p>
            <text:p text:style-name="Standard">DiscardDownReDiscover,</text:p>
            <text:p text:style-name="Standard">DiscardServiceDown,</text:p>
            <text:p text:style-name="Standard">DiscardServiceUp,</text:p>
            <text:p text:style-name="Standard">ReRegisterBadEquals,</text:p>
            <text:p text:style-name="Standard">ReRegisterGoodEquals,</text:p>
            <text:p text:style-name="Standard">ServiceDiscardCacheTerminate</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ServiceDiscoveryListener</text:span><text:span text:style-name="T3"> argument of the </text:span><text:span text:style-name="T7">createLookupCache</text:span><text:span text:style-name="T3"> method references an object that will receive notifications when services matching the input criteria are discovered for the first time.</text:span></text:p>
          </table:table-cell>
          <table:table-cell table:style-name="Table1.A1" office:value-type="string">
            <text:p text:style-name="P16">SD.4.1.2</text:p>
          </table:table-cell>
          <table:table-cell table:style-name="Table1.D1" office:value-type="string">
            <text:p text:style-name="P8">Tests: <text:s/></text:p>
            <text:p text:style-name="Standard">com.sun.jini.qa.<text:span text:style-name="T2">spec</text:span>.</text:p>
            <text:p text:style-name="Standard">servicediscovery.<text:span text:style-name="T2">cache</text:span>.</text:p>
            <text:p text:style-name="Standard">CacheDiscard,</text:p>
            <text:p text:style-name="Standard">CacheLookup,</text:p>
            <text:p text:style-name="Standard">CacheLookupFilterFilter,</text:p>
            <text:p text:style-name="Standard">CacheLookupFilterNoFilter,</text:p>
            <text:p text:style-name="Standard">CacheLookupNoFilterFilter</text:p>
            <text:p text:style-name="Standard"/>
            <text:p text:style-name="Standard">com.sun.jini.qa.<text:span text:style-name="T2">spec</text:span>.</text:p>
            <text:p text:style-name="Standard">servicediscovery.<text:span text:style-name="T2">event</text:span>.</text:p>
            <text:p text:style-name="Standard">AddAttrServiceChanged,</text:p>
            <text:p text:style-name="Standard">ModifyAttrServiceChanged,</text:p>
            <text:p text:style-name="Standard">SetAttrServiceChanged</text:p>
            <text:p text:style-name="Standard"/>
            <text:p text:style-name="Standard">com.sun.jini.qa.<text:span text:style-name="T2">impl</text:span>.</text:p>
            <text:p text:style-name="Standard">servicediscovery.<text:span text:style-name="T2">event</text:span>.</text:p>
            <text:p text:style-name="Standard">DiscardDownReDiscover,</text:p>
            <text:p text:style-name="Standard">DiscardServiceDown,</text:p>
            <text:p text:style-name="Standard">DiscardServiceUp,</text:p>
            <text:p text:style-name="Standard">ReRegisterBadEquals,</text:p>
            <text:p text:style-name="Standard">ReRegisterGoodEquals,</text:p>
            <text:p text:style-name="Standard">ServiceDiscardCacheTerminate</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ServiceDiscoveryListener</text:span><text:span text:style-name="T3"> argument of the </text:span><text:span text:style-name="T7">createLookupCache</text:span><text:span text:style-name="T3"> method references an object that will receive notifications when services matching the input criteria have encountered a state change such as removal from all lookup services or attribute set changes.</text:span></text:p>
          </table:table-cell>
          <table:table-cell table:style-name="Table1.A1" office:value-type="string">
            <text:p text:style-name="P16">SD.4.1.2</text:p>
          </table:table-cell>
          <table:table-cell table:style-name="Table1.D1" office:value-type="string">
            <text:p text:style-name="P8">Tests: <text:s/></text:p>
            <text:p text:style-name="Standard">com.sun.jini.qa.<text:span text:style-name="T2">spec</text:span>.</text:p>
            <text:p text:style-name="Standard">servicediscovery.<text:span text:style-name="T2">event</text:span>.</text:p>
            <text:p text:style-name="Standard">AddAttrServiceChanged,</text:p>
            <text:p text:style-name="Standard">ModifyAttrServiceChanged,</text:p>
            <text:p text:style-name="Standard">SetAttrServiceChanged</text:p>
            <text:p text:style-name="Standard"/>
            <text:p text:style-name="Standard">com.sun.jini.qa.<text:span text:style-name="T2">impl</text:span>.</text:p>
            <text:p text:style-name="Standard">servicediscovery.<text:span text:style-name="T2">event</text:span>.</text:p>
            <text:p text:style-name="Standard">DiscardDownReDiscover,</text:p>
            <text:p text:style-name="Standard">DiscardServiceDown,</text:p>
            <text:p text:style-name="Standard">DiscardServiceUp,</text:p>
            <text:p text:style-name="Standard">ReRegisterBadEquals,</text:p>
            <text:p text:style-name="Standard">ReRegisterGoodEquals,</text:p>
            <text:p text:style-name="Standard">ServiceDiscardCacheTerminate</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ext:span><text:span text:style-name="T7">createLookupCache</text:span><text:span text:style-name="T3"> is invoked with a </text:span><text:span text:style-name="T7">null</text:span><text:span text:style-name="T3"> </text:span><text:span text:style-name="T7">ServiceDiscoveryListener</text:span><text:span text:style-name="T3"> argument, the instance of </text:span><text:span text:style-name="T7">LookupCache</text:span><text:span text:style-name="T3"> returned by the invocation will send no instances of </text:span><text:span text:style-name="T7">ServiceDiscoveryEvent</text:span><text:span text:style-name="T3">.</text:span></text:p>
          </table:table-cell>
          <table:table-cell table:style-name="Table1.A1" office:value-type="string">
            <text:p text:style-name="P16">SD.4.1.2</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Once an instance of </text:span><text:span text:style-name="T7">LookupCache</text:span><text:span text:style-name="T3"> is created, the filter associated with that instance will not change during the life of that </text:span><text:span text:style-name="T7">LookupCache</text:span><text:span text:style-name="T3"> instance.</text:span></text:p>
          </table:table-cell>
          <table:table-cell table:style-name="Table1.A1" office:value-type="string">
            <text:p text:style-name="P16">SD.4.1.2</text:p>
          </table:table-cell>
          <table:table-cell table:style-name="Table1.D1" office:value-type="string">
            <text:p text:style-name="P8">Not testable</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Once an instance of </text:span><text:span text:style-name="T7">LookupCache</text:span><text:span text:style-name="T3"> is created, if the filter associated with that instance is changed so that its original behavior is modified, the effect on that </text:span><text:span text:style-name="T7">LookupCache</text:span><text:span text:style-name="T3"> instance is undefined.</text:span></text:p>
          </table:table-cell>
          <table:table-cell table:style-name="Table1.A1" office:value-type="string">
            <text:p text:style-name="P16">SD.4.1.2</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ext:span><text:span text:style-name="T7">createLookupCache</text:span><text:span text:style-name="T3"> is invoked with a </text:span><text:span text:style-name="T7">null</text:span><text:span text:style-name="T3"> </text:span><text:span text:style-name="T7">ServiceTemplate </text:span><text:span text:style-name="T3">argument, such an invocation is treated as equivalent to invoking </text:span><text:span text:style-name="T7">createLookupCache</text:span><text:span text:style-name="T3"> with a </text:span><text:span text:style-name="T7">ServiceTemplate</text:span><text:span text:style-name="T3"> argument constructed with all </text:span><text:span text:style-name="T7">null</text:span><text:span text:style-name="T3"> arguments (all </text:span><text:span text:style-name="T4">wildcards</text:span><text:span text:style-name="T3">).</text:span></text:p>
          </table:table-cell>
          <table:table-cell table:style-name="Table1.A1" office:value-type="string">
            <text:p text:style-name="P16">SD.4.1.2</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ext:span><text:span text:style-name="T7">createLookupCache</text:span><text:span text:style-name="T3"> is invoked with a </text:span><text:span text:style-name="T7">null</text:span><text:span text:style-name="T3"> </text:span><text:span text:style-name="T7">ServiceItemFilter</text:span><text:span text:style-name="T3"> argument, then only template-matching will be employed to find the desired services.</text:span></text:p>
          </table:table-cell>
          <table:table-cell table:style-name="Table1.A1" office:value-type="string">
            <text:p text:style-name="P16">SD.4.1.2</text:p>
          </table:table-cell>
          <table:table-cell table:style-name="Table1.D1" office:value-type="string">
            <text:p text:style-name="P8">Tests: <text:s/></text:p>
            <text:p text:style-name="Standard">com.sun.jini.qa.<text:span text:style-name="T2">spec</text:span>.</text:p>
            <text:p text:style-name="Standard">servicediscovery.<text:span text:style-name="T2">cache</text:span>.</text:p>
            <text:p text:style-name="Standard">CacheLookup,</text:p>
            <text:p text:style-name="Standard">CacheLookupNoFilterFilter</text:p>
            <text:p text:style-name="Standard"/>
            <text:p text:style-name="Standard">com.sun.jini.qa.<text:span text:style-name="T2">spec</text:span>.</text:p>
            <text:p text:style-name="Standard">servicediscovery.<text:span text:style-name="T2">event</text:span>.</text:p>
            <text:p text:style-name="Standard">AddAttrServiceChanged,</text:p>
            <text:p text:style-name="Standard">ModifyAttrServiceChanged,</text:p>
            <text:p text:style-name="Standard">SetAttrServiceChanged</text:p>
            <text:p text:style-name="Standard"/>
            <text:p text:style-name="Standard">com.sun.jini.qa.<text:span text:style-name="T2">impl</text:span>.</text:p>
            <text:p text:style-name="Standard">servicediscovery.<text:span text:style-name="T2">event</text:span>.</text:p>
            <text:p text:style-name="Standard">DiscardDownReDiscover,</text:p>
            <text:p text:style-name="Standard">DiscardServiceDown,</text:p>
            <text:p text:style-name="Standard">DiscardServiceUp,</text:p>
            <text:p text:style-name="Standard">ReRegisterBadEquals,</text:p>
            <text:p text:style-name="Standard">ReRegisterGoodEquals,</text:p>
            <text:p text:style-name="Standard">ServiceDiscardCacheTerminate</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effects of modifying the contents of the object input to </text:span><text:span text:style-name="T7">createLookupCache</text:span><text:span text:style-name="T3"> as the </text:span><text:span text:style-name="T7">ServiceTemplate </text:span><text:span text:style-name="T3">parameter – after the invocation of </text:span><text:span text:style-name="T7">createLookupCache</text:span><text:span text:style-name="T3"> – are undefined.</text:span></text:p>
          </table:table-cell>
          <table:table-cell table:style-name="Table1.A1" office:value-type="string">
            <text:p text:style-name="P16">SD.4.1.2</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Although instances of </text:span><text:span text:style-name="T7">LookupCache</text:span><text:span text:style-name="T3"> may receive – from one or more lookup services – multiple events signaling a state change related to a particular matching service, the </text:span><text:span text:style-name="T7">LookupCache</text:span><text:span text:style-name="T3"> will send only a single corresponding event to the client’s listener. That is, for any matching service, the </text:span><text:span text:style-name="T7">LookupCache</text:span><text:span text:style-name="T3"> will send a </text:span><text:span text:style-name="T4">service discovery event</text:span><text:span text:style-name="T3"> to the client’s listener only once; after the </text:span><text:span text:style-name="T7">LookupCache</text:span><text:span text:style-name="T3"> acquires the </text:span><text:span text:style-name="T5">first</text:span><text:span text:style-name="T3"> reference to the matching service.</text:span></text:p>
          </table:table-cell>
          <table:table-cell table:style-name="Table1.A1" office:value-type="string">
            <text:p text:style-name="P16">SD.4.1.2</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For any matching service, the </text:span><text:span text:style-name="T7">LookupCache</text:span><text:span text:style-name="T3"> will send a </text:span><text:span text:style-name="T4">service removal event</text:span><text:span text:style-name="T3"> to the client’s listener only once; after all references to the matching service have been removed from every lookup service in the </text:span><text:span text:style-name="T7">LookupCache</text:span><text:span text:style-name="T3">’s managed set of lookup services.</text:span></text:p>
          </table:table-cell>
          <table:table-cell table:style-name="Table1.A1" office:value-type="string">
            <text:p text:style-name="P16">SD.4.1.2</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For any matching service, for each set of event(s) notifying the </text:span><text:span text:style-name="T7">LookupCache</text:span><text:span text:style-name="T3"> that a particular modification has been made the attribute set associated with one of the service references, one </text:span><text:span text:style-name="T4">service modification event</text:span><text:span text:style-name="T3"> will be sent to the client’s listener, but </text:span><text:span text:style-name="T4">only if</text:span><text:span text:style-name="T3"> the attribute set state reflected in the received event represents an actual change in the service’s current attribute set state (as maintained by the </text:span><text:span text:style-name="T7">LookupCache</text:span><text:span text:style-name="T3">’s).</text:span></text:p>
          </table:table-cell>
          <table:table-cell table:style-name="Table1.A1" office:value-type="string">
            <text:p text:style-name="P16">SD.4.1.2</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LookupCache</text:span><text:span text:style-name="T3"> will maintain a single attribute set state for each collection of service references that represent the same service. That single state will always be equivalent to the state reflected in the last attribute set modification event received </text:span><text:span text:style-name="T6">by the </text:span><text:span text:style-name="T8">LookupCache</text:span><text:span text:style-name="T3">.</text:span></text:p>
          </table:table-cell>
          <table:table-cell table:style-name="Table1.A1" office:value-type="string">
            <text:p text:style-name="P16">SD.4.1.2</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All versions of the </text:span><text:span text:style-name="T7">lookup </text:span><text:span text:style-name="T3">method on the </text:span><text:span text:style-name="T7">ServiceDiscoveryManager</text:span><text:span text:style-name="T3"> takes an instance of </text:span><text:span text:style-name="T7">ServiceTemplate </text:span><text:span text:style-name="T3">and an instance of </text:span><text:span text:style-name="T7">ServiceItemFilter</text:span><text:span text:style-name="T3">.</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he </text:span><text:span text:style-name="T7">lookup </text:span><text:span text:style-name="T3">method on the </text:span><text:span text:style-name="T7">ServiceDiscoveryManager</text:span><text:span text:style-name="T3"> is invoked with a </text:span><text:span text:style-name="T7">null</text:span><text:span text:style-name="T3"> </text:span><text:span text:style-name="T7">ServiceTemplate </text:span><text:span text:style-name="T3">argument, such an invocation is treated as equivalent to invoking </text:span><text:span text:style-name="T7">lookup </text:span><text:span text:style-name="T3">with a </text:span><text:span text:style-name="T7">ServiceTemplate</text:span><text:span text:style-name="T3"> argument constructed with all </text:span><text:span text:style-name="T7">null</text:span><text:span text:style-name="T3"> arguments (all </text:span><text:span text:style-name="T4">wildcards</text:span><text:span text:style-name="T3">).</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he </text:span><text:span text:style-name="T7">lookup </text:span><text:span text:style-name="T3">method on the </text:span><text:span text:style-name="T7">ServiceDiscoveryManager</text:span><text:span text:style-name="T3"> is invoked with a </text:span><text:span text:style-name="T7">null</text:span><text:span text:style-name="T3"> </text:span><text:span text:style-name="T7">ServiceItemFilter</text:span><text:span text:style-name="T3"> argument, then only template-matching will be employed to find the desired services.</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effects of modifying the contents of the object input as the </text:span><text:span text:style-name="T7">ServiceTemplate </text:span><text:span text:style-name="T3">parameter to the </text:span><text:span text:style-name="T7">lookup </text:span><text:span text:style-name="T3">method on the </text:span><text:span text:style-name="T7">ServiceDiscoveryManager</text:span><text:span text:style-name="T3"> – while the invocation of </text:span><text:span text:style-name="T7">lookup is in progress </text:span><text:span text:style-name="T3">– are undefined.</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s of the </text:span><text:span text:style-name="T7">lookup </text:span><text:span text:style-name="T3">method on the </text:span><text:span text:style-name="T7">ServiceDiscoveryManager</text:span><text:span text:style-name="T3"> that return a single instance of ServiceItem, whenever any of those versions of </text:span><text:span text:style-name="T7">lookup</text:span><text:span text:style-name="T3"> are invoked and no service can be found that matches the desired criteria, </text:span><text:span text:style-name="T7">null</text:span><text:span text:style-name="T3"> is returned.</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s of the </text:span><text:span text:style-name="T7">lookup </text:span><text:span text:style-name="T3">method on the </text:span><text:span text:style-name="T7">ServiceDiscoveryManager</text:span><text:span text:style-name="T3"> that return an array of </text:span><text:span text:style-name="T7">ServiceItem </text:span><text:span text:style-name="T3">instances, whenever any of those versions of </text:span><text:span text:style-name="T7">lookup</text:span><text:span text:style-name="T3"> are invoked and no service can be found that matches the desired criteria, an empty array is returned.</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s of the </text:span><text:span text:style-name="T7">lookup </text:span><text:span text:style-name="T3">method on the </text:span><text:span text:style-name="T7">ServiceDiscoveryManager</text:span><text:span text:style-name="T3"> that return an array of </text:span><text:span text:style-name="T7">ServiceItem </text:span><text:span text:style-name="T3">instances, those versions of </text:span><text:span text:style-name="T7">lookup </text:span><text:span text:style-name="T3">take an int argument whose value represents the maximum number of matches that should be returned; the array returned by those versions of </text:span><text:span text:style-name="T7">lookup </text:span><text:span text:style-name="T3">will contain no more than that number of service references, but may contain fewer than that number.</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For </text:span><text:span text:style-name="T4">each</text:span><text:span text:style-name="T3"> version of the </text:span><text:span text:style-name="T7">lookup </text:span><text:span text:style-name="T3">method on the </text:span><text:span text:style-name="T7">ServiceDiscoveryManager</text:span><text:span text:style-name="T3">, whenever a lookup service query returns a </text:span><text:span text:style-name="T7">null </text:span><text:span text:style-name="T3">service reference, the filter is bypassed, and the </text:span><text:span text:style-name="T7">null</text:span><text:span text:style-name="T3"> service reference is excluded from the returned object.</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For </text:span><text:span text:style-name="T4">each</text:span><text:span text:style-name="T3"> version of the </text:span><text:span text:style-name="T7">lookup </text:span><text:span text:style-name="T3">method on the </text:span><text:span text:style-name="T7">ServiceDiscoveryManager</text:span><text:span text:style-name="T3">, whenever a lookup service query returns a non-</text:span><text:span text:style-name="T7">null </text:span><text:span text:style-name="T3">service reference in which the associated array of attributes contains one or more </text:span><text:span text:style-name="T7">null</text:span><text:span text:style-name="T3"> elements, the filter is still applied, and the (matching) service reference is included in the return object.</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s of the </text:span><text:span text:style-name="T7">lookup </text:span><text:span text:style-name="T3">method on the </text:span><text:span text:style-name="T7">ServiceDiscoveryManager</text:span><text:span text:style-name="T3"> that return an array of </text:span><text:span text:style-name="T7">ServiceItem </text:span><text:span text:style-name="T3">instances, each service reference in the returned array will be unique with respect to all other service references in the array.</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For </text:span><text:span text:style-name="T4">each</text:span><text:span text:style-name="T3"> version of the </text:span><text:span text:style-name="T7">lookup </text:span><text:span text:style-name="T3">method on the </text:span><text:span text:style-name="T7">ServiceDiscoveryManager</text:span><text:span text:style-name="T3">, whenever it is determined that a lookup service is unavailable (due to an exception or some other non-fatal error) while interacting with a lookup service from the managed set, the </text:span><text:span text:style-name="T7">discard </text:span><text:span text:style-name="T3">method will be invoked on the instance of </text:span><text:span text:style-name="T7">DiscoveryManagement </text:span><text:span text:style-name="T3">being employed by the </text:span><text:span text:style-name="T7">ServiceDiscoveryManager</text:span><text:span text:style-name="T3">.</text:span></text:p>
          </table:table-cell>
          <table:table-cell table:style-name="Table1.A1" office:value-type="string">
            <text:p text:style-name="P16">SD.4.1.3</text:p>
          </table:table-cell>
          <table:table-cell table:style-name="Table1.D1" office:value-type="string">
            <text:p text:style-name="P3"/>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s of the </text:span><text:span text:style-name="T7">lookup </text:span><text:span text:style-name="T3">method on the </text:span><text:span text:style-name="T7">ServiceDiscoveryManager</text:span><text:span text:style-name="T3"> that employ the</text:span><text:span text:style-name="T4"> blocking mechanism</text:span><text:span text:style-name="T3">, each version takes a </text:span><text:span text:style-name="T7">long</text:span><text:span text:style-name="T3"> argument whose value represents the number of milliseconds to wait for the desired service reference(s) to be discovered.</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For </text:span><text:span text:style-name="T4">each</text:span><text:span text:style-name="T3">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if the number of matching service references found throughout the available lookup services does not fall into the given desired range, as indicated by the parameters (or lack of parameters) of the particular version of </text:span><text:span text:style-name="T7">lookup</text:span><text:span text:style-name="T3"> invoked, the method will wait the desired number of milliseconds until either an acceptable minimum number of service references are discovered, or the specified time period has passed.</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3"><text:span text:style-name="T3">One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takes two </text:span><text:span text:style-name="T7">int</text:span><text:span text:style-name="T3"> arguments whose values represent, respectively, the acceptable minimum and the allowable maximum number of service references to discover.</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One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implicitly uses a value of one for both the acceptable minimum and the allowable maximum number of service references to discover.</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5">Prior to blocking</text:span><text:span text:style-name="T3">, each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first queries each available lookup service in an attempt to retrieve a satisfactory number of matching services. Blocking occurs only if, after querying </text:span><text:span text:style-name="T4">all</text:span><text:span text:style-name="T3"> of the available lookup services, the number of matching services found is less than the acceptable minimum.</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s of the </text:span><text:span text:style-name="T7">lookup </text:span><text:span text:style-name="T3">method on the </text:span><text:span text:style-name="T7">ServiceDiscoveryManager</text:span><text:span text:style-name="T3"> that employ the</text:span><text:span text:style-name="T4"> </text:span><text:span text:style-name="T3">blocking mechanism, if the waiting period passes before the desired minimum number of service references is found, the method will return the service references that have been discovered up to that point.</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and returns an array of </text:span><text:span text:style-name="T7">ServiceItem</text:span><text:span text:style-name="T3"> instances, if the waiting period passes and none of the desired services have been found, an empty array is returned.</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and returns a single instance of </text:span><text:span text:style-name="T7">ServiceItem</text:span><text:span text:style-name="T3">, if the waiting period passes and the desired service has not been found, </text:span><text:span text:style-name="T7">null</text:span><text:span text:style-name="T3"> is returned.</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s of the </text:span><text:span text:style-name="T7">lookup </text:span><text:span text:style-name="T3">method on the </text:span><text:span text:style-name="T7">ServiceDiscoveryManager</text:span><text:span text:style-name="T3"> that employ the</text:span><text:span text:style-name="T4"> </text:span><text:span text:style-name="T3">blocking mechanism, if – after querying all of the available lookup services – that initial query process produces the desired maximum number of service references, the method will return the results immediately, without blocking.</text:span></text:p>
          </table:table-cell>
          <table:table-cell table:style-name="Table1.A1" office:value-type="string">
            <text:p text:style-name="P16">SD.4.1.3</text:p>
          </table:table-cell>
          <table:table-cell table:style-name="Table1.D1" office:value-type="string">
            <text:p text:style-name="P8">Tests: <text:s/></text:p>
            <text:p text:style-name="Standard">com.sun.jini.qa.<text:span text:style-name="T2">spec</text:span>.</text:p>
            <text:p text:style-name="Standard">servicediscovery.<text:span text:style-name="T2">lookup</text:span>.</text:p>
            <text:p text:style-name="Standard">LookupWaitNoBlock</text:p>
            <text:p text:style-name="Standard"/>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and returns an array of </text:span><text:span text:style-name="T7">ServiceItem</text:span><text:span text:style-name="T3"> instances, if – after querying all of the available lookup services – the number of matching services found is greater than or equal to the specified minimum, but less than the specified maximum, the method will return the currently discovered service references without blocking.</text:span></text:p>
          </table:table-cell>
          <table:table-cell table:style-name="Table1.A1" office:value-type="string">
            <text:p text:style-name="P16">SD.4.1.3</text:p>
          </table:table-cell>
          <table:table-cell table:style-name="Table1.D1" office:value-type="string">
            <text:p text:style-name="P8">Tests: <text:s/></text:p>
            <text:p text:style-name="Standard">com.sun.jini.qa.<text:span text:style-name="T2">spec</text:span>.</text:p>
            <text:p text:style-name="Standard">servicediscovery.<text:span text:style-name="T2">lookup</text:span>.</text:p>
            <text:p text:style-name="Standard">LookupMinMaxNoBlock,</text:p>
            <text:p text:style-name="Standard">LookupMinMaxNoBlockFilter,</text:p>
            <text:p text:style-name="Standard"/>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and returns an array of </text:span><text:span text:style-name="T7">ServiceItem</text:span><text:span text:style-name="T3"> instances, if </text:span><text:span text:style-name="T5">while blocking</text:span><text:span text:style-name="T3"> (after having queried all of the available lookup services, and finding </text:span><text:span text:style-name="T4">less than</text:span><text:span text:style-name="T3"> the specified minimum number of matching services), the number of currently running matching services increases to a number </text:span><text:span text:style-name="T4">greater than</text:span><text:span text:style-name="T3"> the specified minimum number, upon discovering that minimum number of services, the method will immediately stop blocking, and will return only that minimum number of services.</text:span></text:p>
            <text:p text:style-name="P13"/>
            <text:p text:style-name="P15">Note: the above is not expressed explicitly as a requirement in the specification. Should the spec be changed to make the requirement explicit, or should we leave it as a ‘derived’ requirement?</text:p>
          </table:table-cell>
          <table:table-cell table:style-name="Table1.A1" office:value-type="string">
            <text:p text:style-name="P16">SD.4.1.3</text:p>
          </table:table-cell>
          <table:table-cell table:style-name="Table1.D1" office:value-type="string">
            <text:p text:style-name="P8">Tests: <text:s/></text:p>
            <text:p text:style-name="Standard">com.sun.jini.qa.<text:span text:style-name="T2">spec</text:span>.</text:p>
            <text:p text:style-name="Standard">servicediscovery.<text:span text:style-name="T2">lookup</text:span>.</text:p>
            <text:p text:style-name="Standard">LookupMinMaxNoBlock,</text:p>
            <text:p text:style-name="Standard">LookupMinMaxNoBlockFilter</text:p>
            <text:p text:style-name="Standard"/>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s of the </text:span><text:span text:style-name="T7">lookup </text:span><text:span text:style-name="T3">method on the </text:span><text:span text:style-name="T7">ServiceDiscoveryManager</text:span><text:span text:style-name="T3"> that employ the</text:span><text:span text:style-name="T4"> </text:span><text:span text:style-name="T3">blocking mechanism, if a </text:span><text:span text:style-name="T4">non-positive</text:span><text:span text:style-name="T3"> value is input to the </text:span><text:span text:style-name="T7">long</text:span><text:span text:style-name="T3"> argument that represents the number of milliseconds to wait for discovery of the desired service reference(s), the method will not block, but simply query the available lookup services and return whatever service reference(s) result from that query (or null or an empty array, depending the particular version of </text:span><text:span text:style-name="T7">lookup</text:span><text:span text:style-name="T3">).</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and returns an array of </text:span><text:span text:style-name="T7">ServiceItem</text:span><text:span text:style-name="T3"> instances, the values of the specified minimum and than the specified maximum must both be positive, otherwise, an </text:span><text:span text:style-name="T7">IllegalArgumentException results</text:span><text:span text:style-name="T3">.</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and returns an array of </text:span><text:span text:style-name="T7">ServiceItem</text:span><text:span text:style-name="T3"> instances, the value of the specified minimum must be less than or equal to the value of the specified, an </text:span><text:span text:style-name="T7">IllegalArgumentException results</text:span><text:span text:style-name="T3">.</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versions of the </text:span><text:span text:style-name="T7">lookup </text:span><text:span text:style-name="T3">method on the </text:span><text:span text:style-name="T7">ServiceDiscoveryManager</text:span><text:span text:style-name="T3"> that employ the</text:span><text:span text:style-name="T4"> </text:span><text:span text:style-name="T3">blocking mechanism make a concurrency guarantee with respect to the discovery of new lookup services while blocking: while waiting for matching service reference(s) to be discovered, if one or more of the desired — but previously unavailable — lookup services is discovered and added to the managed set, those new lookup services will also be queried for the service(s) of interest.</text:span></text:p>
          </table:table-cell>
          <table:table-cell table:style-name="Table1.A1" office:value-type="string">
            <text:p text:style-name="P16">SD.4.1.3</text:p>
          </table:table-cell>
          <table:table-cell table:style-name="Table1.D1" office:value-type="string">
            <text:p text:style-name="P8">Tests: <text:s/></text:p>
            <text:p text:style-name="Standard">com.sun.jini.qa.<text:span text:style-name="T2">spec</text:span>.</text:p>
            <text:p text:style-name="Standard">servicediscovery.<text:span text:style-name="T2">lookup</text:span>.</text:p>
            <text:p text:style-name="Standard">LookupWait,</text:p>
            <text:p text:style-name="Standard">LookupWaitFilter</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Each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may throw an </text:span><text:span text:style-name="T7">InterruptedException</text:span><text:span text:style-name="T3">.</text:span></text:p>
          </table:table-cell>
          <table:table-cell table:style-name="Table1.A1" office:value-type="string">
            <text:p text:style-name="P16"/>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Each version of the </text:span><text:span text:style-name="T7">lookup </text:span><text:span text:style-name="T3">method on the </text:span><text:span text:style-name="T7">ServiceDiscoveryManager</text:span><text:span text:style-name="T3"> that employs the</text:span><text:span text:style-name="T4"> </text:span><text:span text:style-name="T3">blocking mechanism – while blocking on the discovery of matching service(s) – may be interrupted by invoking the </text:span><text:span text:style-name="T7">interrupt </text:span><text:span text:style-name="T3">method from the </text:span><text:span text:style-name="T7">Thread </text:span><text:span text:style-name="T3">class; which allows client’s of the </text:span><text:span text:style-name="T7">ServiceDiscoveryManager</text:span><text:span text:style-name="T3"> to interrupt a blocking </text:span><text:span text:style-name="T7">lookup</text:span><text:span text:style-name="T3"> method in the same way they would a sleeping thread.</text:span></text:p>
          </table:table-cell>
          <table:table-cell table:style-name="Table1.A1" office:value-type="string">
            <text:p text:style-name="P16">SD.4.1.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getDiscoveryManager </text:span><text:span text:style-name="T3">method returns an instance of the </text:span><text:span text:style-name="T7">DiscoveryManagement </text:span><text:span text:style-name="T3">interface.</text:span></text:p>
          </table:table-cell>
          <table:table-cell table:style-name="Table1.A1" office:value-type="string">
            <text:p text:style-name="P16">SD.4.1.4</text:p>
          </table:table-cell>
          <table:table-cell table:style-name="Table1.D1" office:value-type="string">
            <text:p text:style-name="P8">Tests: <text:s/></text:p>
            <text:p text:style-name="Standard">com.sun.jini.qa.<text:span text:style-name="T2">spec</text:span>.</text:p>
            <text:p text:style-name="Standard">servicediscovery.</text:p>
            <text:p text:style-name="Standard">DefaultDiscoveryPublic</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getLeaseRenewalManager </text:span><text:span text:style-name="T3">method will return an instance of the L</text:span><text:span text:style-name="T7">easeRenewalManager </text:span><text:span text:style-name="T3">class.</text:span></text:p>
          </table:table-cell>
          <table:table-cell table:style-name="Table1.A1" office:value-type="string">
            <text:p text:style-name="P16">SD.4.1.5</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terminate </text:span><text:span text:style-name="T3">method performs cleanup duties related to the termination of the event mechanism for lookup service discovery, the event mechanism for service discovery, and the cache management duties of the </text:span><text:span text:style-name="T7">ServiceDiscoveryManager</text:span><text:span text:style-name="T3">.</text:span></text:p>
          </table:table-cell>
          <table:table-cell table:style-name="Table1.A1" office:value-type="string">
            <text:p text:style-name="P16">SD.4.1.6</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terminate </text:span><text:span text:style-name="T3">method will terminate each </text:span><text:span text:style-name="T7">LookupCache</text:span><text:span text:style-name="T3"> instance created and managed by the </text:span><text:span text:style-name="T7">ServiceDiscoveryManager</text:span><text:span text:style-name="T3">.</text:span></text:p>
          </table:table-cell>
          <table:table-cell table:style-name="Table1.A1" office:value-type="string">
            <text:p text:style-name="P16">SD.4.1.6</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he discovery manager employed by the </text:span><text:span text:style-name="T7">ServiceDiscoveryManager</text:span><text:span text:style-name="T3"> was created by the </text:span><text:span text:style-name="T7">ServiceDiscoveryManager</text:span><text:span text:style-name="T3"> itself, the </text:span><text:span text:style-name="T7">terminate</text:span><text:span text:style-name="T3"> method will terminate that discovery manager as well.</text:span></text:p>
          </table:table-cell>
          <table:table-cell table:style-name="Table1.A1" office:value-type="string">
            <text:p text:style-name="P16">SD.4.1.6</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he discovery manager employed by the </text:span><text:span text:style-name="T7">ServiceDiscoveryManager</text:span><text:span text:style-name="T3"> was </text:span><text:span text:style-name="T4">not</text:span><text:span text:style-name="T3"> created by the </text:span><text:span text:style-name="T7">ServiceDiscoveryManager</text:span><text:span text:style-name="T3">, but was created externally and supplied to the </text:span><text:span text:style-name="T7">ServiceDiscoveryManager</text:span><text:span text:style-name="T3">, the </text:span><text:span text:style-name="T7">terminate</text:span><text:span text:style-name="T3"> method will </text:span><text:span text:style-name="T4">not</text:span><text:span text:style-name="T3"> terminate that discovery manager, and any reference to that discovery manager held by the client will remain valid, even after the termination of the </text:span><text:span text:style-name="T7">ServiceDiscoveryManager</text:span><text:span text:style-name="T3"> has completed.</text:span></text:p>
          </table:table-cell>
          <table:table-cell table:style-name="Table1.A1" office:value-type="string">
            <text:p text:style-name="P16">SD.4.1.6</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he client holds a reference to the lease renewal manager employed by the </text:span><text:span text:style-name="T7">ServiceDiscoveryManager</text:span><text:span text:style-name="T3">, that reference will remain valid after the termination of the </text:span><text:span text:style-name="T7">ServiceDiscoveryManager</text:span><text:span text:style-name="T3">, whether that lease renewal manager was created externally or by the </text:span><text:span text:style-name="T7">ServiceDiscoveryManager</text:span><text:span text:style-name="T3"> itself.</text:span></text:p>
          </table:table-cell>
          <table:table-cell table:style-name="Table1.A1" office:value-type="string">
            <text:p text:style-name="P16">SD.4.1.6</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ServiceDiscoveryManager</text:span><text:span text:style-name="T3"> makes certain concurrency guarantees with respect to an invocation of the </text:span><text:span text:style-name="T7">terminate</text:span><text:span text:style-name="T3"> method while other method invocations are in progress: The termination process provided by the </text:span><text:span text:style-name="T7">terminate</text:span><text:span text:style-name="T3"> method will not begin until completion of all invocations of the methods defined in the public interface of the </text:span><text:span text:style-name="T7">ServiceDiscoveryManager</text:span><text:span text:style-name="T3">; that is, until completion of invocations of </text:span><text:span text:style-name="T7">createLookupCache</text:span><text:span text:style-name="T3">, </text:span><text:span text:style-name="T7">lookup</text:span><text:span text:style-name="T3">, </text:span><text:span text:style-name="T7">getDiscoveryManager</text:span><text:span text:style-name="T3">, and </text:span><text:span text:style-name="T7">getLeaseRenewalManager</text:span><text:span text:style-name="T3">.</text:span></text:p>
          </table:table-cell>
          <table:table-cell table:style-name="Table1.A1" office:value-type="string">
            <text:p text:style-name="P16">SD.4.1.6</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Upon completion of the termination process, the semantics of all current and future method invocations on the current instance of the </text:span><text:span text:style-name="T7">ServiceDiscoveryManager </text:span><text:span text:style-name="T3">are undefined.</text:span></text:p>
          </table:table-cell>
          <table:table-cell table:style-name="Table1.A1" office:value-type="string">
            <text:p text:style-name="P16">SD.4.1.6</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A subset of the methods on the </text:span><text:span text:style-name="T7">ServiceDiscoveryManager</text:span><text:span text:style-name="T3">, when invoked, will result in a request for registration with the event mechanism of one or more lookup services. Those methods are </text:span><text:span text:style-name="T7">createLookupCache </text:span><text:span text:style-name="T3">and the versions of the </text:span><text:span text:style-name="T7">lookup </text:span><text:span text:style-name="T3">method that employ the</text:span><text:span text:style-name="T4"> </text:span><text:span text:style-name="T3">blocking mechanism; and each of those methods must throw </text:span><text:span text:style-name="T7">RemoteException</text:span><text:span text:style-name="T3">.</text:span></text:p>
          </table:table-cell>
          <table:table-cell table:style-name="Table1.A1" office:value-type="string">
            <text:p text:style-name="P16">SD.4.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During the invocation of one of the methods on the </text:span><text:span text:style-name="T7">ServiceDiscoveryManager</text:span><text:span text:style-name="T3"> that causes a registration request with a lookup service’s event mechanism, if a </text:span><text:span text:style-name="T7">RemoteException </text:span><text:span text:style-name="T3">(or any other non-fatal exception or error) is thrown during the attempt to register for lookup service events, that lookup service will be discarded and made eligible for re-discovery.</text:span></text:p>
          </table:table-cell>
          <table:table-cell table:style-name="Table1.A1" office:value-type="string">
            <text:p text:style-name="P16">SD.4.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During the invocation of one of the methods on the </text:span><text:span text:style-name="T7">ServiceDiscoveryManager</text:span><text:span text:style-name="T3"> that causes a registration request with a lookup service’s event mechanism, if a </text:span><text:span text:style-name="T7">RemoteException </text:span><text:span text:style-name="T3">(or any other non-fatal exception or error) is thrown during an attempt to export the listener, the method from which that attempt is made will re-throw the same exception.</text:span></text:p>
          </table:table-cell>
          <table:table-cell table:style-name="Table1.A1" office:value-type="string">
            <text:p text:style-name="P16">SD.4.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During the invocation of one of the methods on the </text:span><text:span text:style-name="T7">ServiceDiscoveryManager</text:span><text:span text:style-name="T3"> that causes a registration request with a lookup service’s event mechanism, the </text:span><text:span text:style-name="T5">same</text:span><text:span text:style-name="T3"> listener instance must be exported to each lookup service from which events will be requested.</text:span></text:p>
          </table:table-cell>
          <table:table-cell table:style-name="Table1.A1" office:value-type="string">
            <text:p text:style-name="P16">SD.4.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During the invocation of one of the methods on the </text:span><text:span text:style-name="T7">ServiceDiscoveryManager</text:span><text:span text:style-name="T3"> that causes a registration request with a lookup service’s event mechanism, the creation and export of the listener must occur </text:span><text:span text:style-name="T5">prior</text:span><text:span text:style-name="T3"> to the event registration process.</text:span></text:p>
          </table:table-cell>
          <table:table-cell table:style-name="Table1.A1" office:value-type="string">
            <text:p text:style-name="P16">SD.4.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receipt of an event notification indicating that a previously discovered lookup has been discarded must ultimately result in the cancellation and removal of all event leases that were granted by the discarded lookup service, and that are managed by the </text:span><text:span text:style-name="T7">LeaseRenewalManager </text:span><text:span text:style-name="T3">on behalf of the </text:span><text:span text:style-name="T7">ServiceDiscoveryManager</text:span><text:span text:style-name="T3">.</text:span></text:p>
          </table:table-cell>
          <table:table-cell table:style-name="Table1.A1" office:value-type="string">
            <text:p text:style-name="P16">SD.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henever a previously discovered lookup service is discarded, every previously discovered </text:span><text:span text:style-name="T4">service reference</text:span><text:span text:style-name="T3"> that is registered with only that discarded lookup service (that is, which is not also registered with any of the currently discovered lookup services), must also be discarded from each instance of </text:span><text:span text:style-name="T7">LookupCache</text:span><text:span text:style-name="T3"> that contains the service reference.</text:span></text:p>
          </table:table-cell>
          <table:table-cell table:style-name="Table1.A1" office:value-type="string">
            <text:p text:style-name="P16">SD.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check </text:span><text:span text:style-name="T3">method of the </text:span><text:span text:style-name="T7">ServiceItemFilter</text:span><text:span text:style-name="T3"> interface defines the implementation of the additional matching criteria to apply to a </text:span><text:span text:style-name="T7">ServiceItem </text:span><text:span text:style-name="T3">object found through standard template matching. This method takes one argument: the </text:span><text:span text:style-name="T7">ServiceItem </text:span><text:span text:style-name="T3">object to test against the additional criteria. This method returns </text:span><text:span text:style-name="T7">true </text:span><text:span text:style-name="T3">if the input object satisfies the additional criteria, and </text:span><text:span text:style-name="T7">false </text:span><text:span text:style-name="T3">otherwise.</text:span></text:p>
          </table:table-cell>
          <table:table-cell table:style-name="Table1.A1" office:value-type="string">
            <text:p text:style-name="P16">SD.5.2</text:p>
          </table:table-cell>
          <table:table-cell table:style-name="Table1.D1" office:value-type="string">
            <text:p text:style-name="P8">Tests: <text:s/></text:p>
            <text:p text:style-name="Standard">com.sun.jini.qa.<text:span text:style-name="T2">spec</text:span>.</text:p>
            <text:p text:style-name="Standard">servicediscovery.<text:span text:style-name="T2">cache</text:span>.</text:p>
            <text:p text:style-name="Standard">CacheLookupFilterFilter,</text:p>
            <text:p text:style-name="Standard">CacheLookupFilterNoFilter,</text:p>
            <text:p text:style-name="Standard">CacheLookupNoFilterFilter</text:p>
            <text:p text:style-name="Standard"/>
            <text:p text:style-name="Standard">com.sun.jini.qa.<text:span text:style-name="T2">spec</text:span>.</text:p>
            <text:p text:style-name="Standard">servicediscovery.<text:span text:style-name="T2">cache</text:span>.</text:p>
            <text:p text:style-name="Standard">LookupFilter,</text:p>
            <text:p text:style-name="Standard">LookupMaxFilter,</text:p>
            <text:p text:style-name="Standard">LookupMinEqualsMaxFilter,</text:p>
            <text:p text:style-name="Standard">LookupMinLessMaxFilter,</text:p>
            <text:p text:style-name="Standard">LookupMinMaxNoblockFilter,</text:p>
            <text:p text:style-name="Standard">LookupWaitFilter</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Neither a </text:span><text:span text:style-name="T7">null </text:span><text:span text:style-name="T3">reference nor a </text:span><text:span text:style-name="T7">ServiceItem </text:span><text:span text:style-name="T3">object containing </text:span><text:span text:style-name="T7">null </text:span><text:span text:style-name="T3">fields will be passed into the </text:span><text:span text:style-name="T7">check </text:span><text:span text:style-name="T3">method of the </text:span><text:span text:style-name="T7">ServiceItemFilter</text:span><text:span text:style-name="T3"> interface by the </text:span><text:span text:style-name="T7">ServiceDiscoveryManager</text:span><text:span text:style-name="T3">.</text:span></text:p>
          </table:table-cell>
          <table:table-cell table:style-name="Table1.A1" office:value-type="string">
            <text:p text:style-name="P16">SD.5.2</text:p>
          </table:table-cell>
          <table:table-cell table:style-name="Table1.D1" office:value-type="string">
            <text:p text:style-name="P8">Tests: <text:s/></text:p>
            <text:p text:style-name="Standard">com.sun.jini.qa.<text:span text:style-name="T2">spec</text:span>.</text:p>
            <text:p text:style-name="Standard">servicediscovery.<text:span text:style-name="T2">cache</text:span>.</text:p>
            <text:p text:style-name="Standard">LookupFilter,</text:p>
            <text:p text:style-name="Standard">LookupMaxFilter,</text:p>
            <text:p text:style-name="Standard">LookupMinEqualsMaxFilter,</text:p>
            <text:p text:style-name="Standard">LookupMinLessMaxFilter,</text:p>
            <text:p text:style-name="Standard">LookupMinMaxNoblockFilter,</text:p>
            <text:p text:style-name="Standard">LookupWaitFilter</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he parameter input to the </text:span><text:span text:style-name="T7">check </text:span><text:span text:style-name="T3">method of the </text:span><text:span text:style-name="T7">ServiceItemFilter</text:span><text:span text:style-name="T3"> interface is a </text:span><text:span text:style-name="T7">ServiceItem </text:span><text:span text:style-name="T3">object that has non-</text:span><text:span text:style-name="T7">null </text:span><text:span text:style-name="T3">fields, but is associated with attribute sets containing </text:span><text:span text:style-name="T7">null </text:span><text:span text:style-name="T3">entries, this method must process that parameter in a reasonable manner.</text:span></text:p>
          </table:table-cell>
          <table:table-cell table:style-name="Table1.A1" office:value-type="string">
            <text:p text:style-name="P16">SD.5.2</text:p>
          </table:table-cell>
          <table:table-cell table:style-name="Table1.D1" office:value-type="string">
            <text:p text:style-name="P8">Untestable requirement</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Should an exception occur during an invocation of the </text:span><text:span text:style-name="T7">check </text:span><text:span text:style-name="T3">method of the </text:span><text:span text:style-name="T7">ServiceItemFilter</text:span><text:span text:style-name="T3"> interface, the semantics of how that exception is handled are undefined.</text:span></text:p>
          </table:table-cell>
          <table:table-cell table:style-name="Table1.A1" office:value-type="string">
            <text:p text:style-name="P16">SD.5.2</text:p>
          </table:table-cell>
          <table:table-cell table:style-name="Table1.D1" office:value-type="string">
            <text:p text:style-name="P8">Untestable</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check </text:span><text:span text:style-name="T3">method of the </text:span><text:span text:style-name="T7">ServiceItemFilter</text:span><text:span text:style-name="T3"> interface must not modify the contents of the input </text:span><text:span text:style-name="T7">ServiceItem </text:span><text:span text:style-name="T3">object; and the effects of any modification to that input parameter are undefined.</text:span></text:p>
          </table:table-cell>
          <table:table-cell table:style-name="Table1.A1" office:value-type="string">
            <text:p text:style-name="P16">SD.5.2</text:p>
          </table:table-cell>
          <table:table-cell table:style-name="Table1.D1" office:value-type="string">
            <text:p text:style-name="P8">Untestable requirement</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constructor of </text:span><text:span text:style-name="T7">ServiceDiscoveryEvent </text:span><text:span text:style-name="T3">takes three arguments: An instance of </text:span><text:span text:style-name="T7">Object </text:span><text:span text:style-name="T3">corresponding to the instance of </text:span><text:span text:style-name="T7">LookupCache </text:span><text:span text:style-name="T3">from which the given event originated, a </text:span><text:span text:style-name="T7">ServiceItem </text:span><text:span text:style-name="T3">reference representing the state of the service (associated with the given event) prior to the occurrence of the event, and </text:span><text:span text:style-name="T7">ServiceItem </text:span><text:span text:style-name="T3">reference representing the state of the service after the occurrence of the event.</text:span></text:p>
          </table:table-cell>
          <table:table-cell table:style-name="Table1.A1" office:value-type="string">
            <text:p text:style-name="P16">SD.5.3</text:p>
          </table:table-cell>
          <table:table-cell table:style-name="Table1.D1" office:value-type="string">
            <text:p text:style-name="P8">Tests: <text:s/></text:p>
            <text:p text:style-name="Standard">com.sun.jini.qa.<text:span text:style-name="T2">spec</text:span>.</text:p>
            <text:p text:style-name="Standard">servicediscovery.<text:span text:style-name="T2">event</text:span>.</text:p>
            <text:p text:style-name="Standard">AddAttrServiceChanged,</text:p>
            <text:p text:style-name="Standard">ModifyAttrServiceChanged,</text:p>
            <text:p text:style-name="Standard">SetAttrServiceChanged</text:p>
            <text:p text:style-name="Standard"/>
            <text:p text:style-name="Standard">com.sun.jini.qa.<text:span text:style-name="T2">impl</text:span>.</text:p>
            <text:p text:style-name="Standard">servicediscovery.<text:span text:style-name="T2">event</text:span>.</text:p>
            <text:p text:style-name="Standard">DiscardDownReDiscover,</text:p>
            <text:p text:style-name="Standard">DiscardServiceDown,</text:p>
            <text:p text:style-name="Standard">DiscardServiceUp,</text:p>
            <text:p text:style-name="Standard">ReRegisterBadEquals,</text:p>
            <text:p text:style-name="Standard">ReRegisterGoodEquals,</text:p>
            <text:p text:style-name="Standard">ServiceDiscardCacheTerminate</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ext:span><text:span text:style-name="T7">null </text:span><text:span text:style-name="T3">is passed as the </text:span><text:span text:style-name="T7">source</text:span><text:span text:style-name="T3"> parameter to the constructor of the </text:span><text:span text:style-name="T7">ServiceDiscoveryEvent</text:span><text:span text:style-name="T3"> class, a </text:span><text:span text:style-name="T7">NullPointerException is </text:span><text:span text:style-name="T3">thrown.</text:span></text:p>
          </table:table-cell>
          <table:table-cell table:style-name="Table1.A1" office:value-type="string">
            <text:p text:style-name="P16">SD.5.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ext:span><text:span text:style-name="T7">null </text:span><text:span text:style-name="T3">is passed as both the </text:span><text:span text:style-name="T7">preEventItem </text:span><text:span text:style-name="T3">and the </text:span><text:span text:style-name="T7">postEventItem </text:span><text:span text:style-name="T3">parameters to the constructor of the </text:span><text:span text:style-name="T7">ServiceDiscoveryEvent</text:span><text:span text:style-name="T3"> class, a </text:span><text:span text:style-name="T7">NullPointerException is </text:span><text:span text:style-name="T3">thrown.</text:span></text:p>
          </table:table-cell>
          <table:table-cell table:style-name="Table1.A1" office:value-type="string">
            <text:p text:style-name="P16">SD.5.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constructor of the </text:span><text:span text:style-name="T7">ServiceDiscoveryEvent</text:span><text:span text:style-name="T3"> class will not modify the contents of either </text:span><text:span text:style-name="T7">ServiceItem </text:span><text:span text:style-name="T3">argument; and the effects of any modification to either input parameter are undefined</text:span></text:p>
          </table:table-cell>
          <table:table-cell table:style-name="Table1.A1" office:value-type="string">
            <text:p text:style-name="P16">SD.5.3</text:p>
          </table:table-cell>
          <table:table-cell table:style-name="Table1.D1" office:value-type="string">
            <text:p text:style-name="P8">Untestable requirement</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getPreEventServiceItem </text:span><text:span text:style-name="T3">method of the </text:span><text:span text:style-name="T7">ServiceDiscoveryEvent</text:span><text:span text:style-name="T3"> class returns an instance of </text:span><text:span text:style-name="T7">ServiceItem </text:span><text:span text:style-name="T3">containing the service reference corresponding to the given event. The service state reflected in the returned service item is the state of the service </text:span><text:span text:style-name="T4">prior</text:span><text:span text:style-name="T3"> to the occurrence of the event.</text:span></text:p>
          </table:table-cell>
          <table:table-cell table:style-name="Table1.A1" office:value-type="string">
            <text:p text:style-name="P16">SD.5.3</text:p>
          </table:table-cell>
          <table:table-cell table:style-name="Table1.D1" office:value-type="string">
            <text:p text:style-name="P8">Tests: <text:s/></text:p>
            <text:p text:style-name="Standard">com.sun.jini.qa.<text:span text:style-name="T2">spec</text:span>.</text:p>
            <text:p text:style-name="Standard">servicediscovery.<text:span text:style-name="T2">event</text:span>.</text:p>
            <text:p text:style-name="Standard">AddAttrServiceChanged,</text:p>
            <text:p text:style-name="Standard">ModifyAttrServiceChanged,</text:p>
            <text:p text:style-name="Standard">SetAttrServiceChanged</text:p>
            <text:p text:style-name="Standard"/>
            <text:p text:style-name="Standard">com.sun.jini.qa.<text:span text:style-name="T2">impl</text:span>.</text:p>
            <text:p text:style-name="Standard">servicediscovery.<text:span text:style-name="T2">event</text:span>.</text:p>
            <text:p text:style-name="Standard">DiscardDownReDiscover,</text:p>
            <text:p text:style-name="Standard">DiscardServiceDown,</text:p>
            <text:p text:style-name="Standard">DiscardServiceUp,</text:p>
            <text:p text:style-name="Standard">ReRegisterBadEquals,</text:p>
            <text:p text:style-name="Standard">ReRegisterGoodEquals,</text:p>
            <text:p text:style-name="Standard">ServiceDiscardCacheTerminate</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he event is a discovery event (as opposed to a removal or modification event), then the </text:span><text:span text:style-name="T7">getPreEventServiceItem </text:span><text:span text:style-name="T3">method of the </text:span><text:span text:style-name="T7">ServiceDiscoveryEvent</text:span><text:span text:style-name="T3"> class will return </text:span><text:span text:style-name="T7">null </text:span><text:span text:style-name="T3">because the discovered service had no state in the cache prior to its discovery.</text:span></text:p>
          </table:table-cell>
          <table:table-cell table:style-name="Table1.A1" office:value-type="string">
            <text:p text:style-name="P16">SD.5.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getPostEventServiceItem </text:span><text:span text:style-name="T3">method of the </text:span><text:span text:style-name="T7">ServiceDiscoveryEvent</text:span><text:span text:style-name="T3"> class returns an instance of </text:span><text:span text:style-name="T7">ServiceItem </text:span><text:span text:style-name="T3">containing the service reference corresponding to the given event. The service state reflected in the returned service item is the state of the service </text:span><text:span text:style-name="T4">after</text:span><text:span text:style-name="T3"> the occurrence of the event.</text:span></text:p>
          </table:table-cell>
          <table:table-cell table:style-name="Table1.A1" office:value-type="string">
            <text:p text:style-name="P16">SD.5.3</text:p>
          </table:table-cell>
          <table:table-cell table:style-name="Table1.D1" office:value-type="string">
            <text:p text:style-name="P8">Tests: <text:s/></text:p>
            <text:p text:style-name="Standard">com.sun.jini.qa.<text:span text:style-name="T2">spec</text:span>.</text:p>
            <text:p text:style-name="Standard">servicediscovery.<text:span text:style-name="T2">event</text:span>.</text:p>
            <text:p text:style-name="Standard">AddAttrServiceChanged,</text:p>
            <text:p text:style-name="Standard">ModifyAttrServiceChanged,</text:p>
            <text:p text:style-name="Standard">SetAttrServiceChanged</text:p>
            <text:p text:style-name="Standard"/>
            <text:p text:style-name="Standard">com.sun.jini.qa.<text:span text:style-name="T2">impl</text:span>.</text:p>
            <text:p text:style-name="Standard">servicediscovery.<text:span text:style-name="T2">event</text:span>.</text:p>
            <text:p text:style-name="Standard">DiscardDownReDiscover,</text:p>
            <text:p text:style-name="Standard">DiscardServiceDown,</text:p>
            <text:p text:style-name="Standard">DiscardServiceUp,</text:p>
            <text:p text:style-name="Standard">ReRegisterBadEquals,</text:p>
            <text:p text:style-name="Standard">ReRegisterGoodEquals,</text:p>
            <text:p text:style-name="P2">ServiceDiscardCacheTerminate</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he event is a removal event, then the </text:span><text:span text:style-name="T7">getPostEventServiceItem </text:span><text:span text:style-name="T3">method of the </text:span><text:span text:style-name="T7">ServiceDiscoveryEvent</text:span><text:span text:style-name="T3"> class will return </text:span><text:span text:style-name="T7">null </text:span><text:span text:style-name="T3">because the discovered service has no state in the cache after it is removed from the cache.</text:span></text:p>
          </table:table-cell>
          <table:table-cell table:style-name="Table1.A1" office:value-type="string">
            <text:p text:style-name="P16">SD.5.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getPreEventServiceItem </text:span><text:span text:style-name="T3">method of the </text:span><text:span text:style-name="T7">ServiceDiscoveryEvent</text:span><text:span text:style-name="T3"> class does </text:span><text:span text:style-name="T5">not</text:span><text:span text:style-name="T3"> return a copy of the service reference associated with the given event; but returns the appropriate service reference from the </text:span><text:span text:style-name="T7">LookupCache</text:span><text:span text:style-name="T3"> instance itself. </text:span></text:p>
          </table:table-cell>
          <table:table-cell table:style-name="Table1.A1" office:value-type="string">
            <text:p text:style-name="P16">SD.5.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getPostEventServiceItem </text:span><text:span text:style-name="T3">method of the </text:span><text:span text:style-name="T7">ServiceDiscoveryEvent</text:span><text:span text:style-name="T3"> class does </text:span><text:span text:style-name="T5">not</text:span><text:span text:style-name="T3"> return a copy of the service reference associated with the given event; but returns the appropriate service reference from the </text:span><text:span text:style-name="T7">LookupCache</text:span><text:span text:style-name="T3"> instance itself.</text:span></text:p>
          </table:table-cell>
          <table:table-cell table:style-name="Table1.A1" office:value-type="string">
            <text:p text:style-name="P16">SD.5.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Any instance of ServiceDiscoveryListener that receives an instance of the </text:span><text:span text:style-name="T7">ServiceDiscoveryEvent</text:span><text:span text:style-name="T3"> class must not modify the contents of the object returned by </text:span><text:span text:style-name="T7">getPreEventServiceItem; </text:span><text:span text:style-name="T3">and the effects of any modification to that </text:span><text:span text:style-name="T7">ServiceDiscoveryEvent</text:span><text:span text:style-name="T3"> instance are undefined.</text:span></text:p>
          </table:table-cell>
          <table:table-cell table:style-name="Table1.A1" office:value-type="string">
            <text:p text:style-name="P16">SD.5.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Any instance of ServiceDiscoveryListener that receives an instance of the </text:span><text:span text:style-name="T7">ServiceDiscoveryEvent</text:span><text:span text:style-name="T3"> class must not modify the contents of the object returned by </text:span><text:span text:style-name="T7">getPostEventServiceItem;</text:span><text:span text:style-name="T3"> and the effects of any modification to that </text:span><text:span text:style-name="T7">ServiceDiscoveryEvent</text:span><text:span text:style-name="T3"> instance are undefined.</text:span></text:p>
          </table:table-cell>
          <table:table-cell table:style-name="Table1.A1" office:value-type="string">
            <text:p text:style-name="P16">SD.5.3</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hen an instance of </text:span><text:span text:style-name="T7">LookupCache</text:span><text:span text:style-name="T3"> receives from one of the managed lookup services, an event signaling the registration of a service of interest for the first time (or for the first time since the service has been discarded), that instance invokes the </text:span><text:span text:style-name="T7">serviceAdded </text:span><text:span text:style-name="T3">method on all instances of </text:span><text:span text:style-name="T7">ServiceDiscoveryListener </text:span><text:span text:style-name="T3">that are registered with the </text:span><text:span text:style-name="T7">LookupCache</text:span><text:span text:style-name="T3"> instance.</text:span></text:p>
          </table:table-cell>
          <table:table-cell table:style-name="Table1.A1" office:value-type="string">
            <text:p text:style-name="P16">SD.5.4</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serviceAdded</text:span><text:span text:style-name="T3"> method of the </text:span><text:span text:style-name="T7">ServiceDiscoveryListener</text:span><text:span text:style-name="T3"> interface takes one argument: an instance of </text:span><text:span text:style-name="T7">ServiceDiscoveryEvent </text:span><text:span text:style-name="T3">containing references to the service item corresponding to the event, including representations of the service’s state both before and after the event.</text:span></text:p>
          </table:table-cell>
          <table:table-cell table:style-name="Table1.A1" office:value-type="string">
            <text:p text:style-name="P16">SD.5.4</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hen an instance of </text:span><text:span text:style-name="T7">LookupCache</text:span><text:span text:style-name="T3"> receives from one of the managed lookup services, an event signaling the removal of a service of interest from the last such lookup service with which it was registered, that instance invokes the </text:span><text:span text:style-name="T7">serviceRemoved </text:span><text:span text:style-name="T3">method on all instances of </text:span><text:span text:style-name="T7">ServiceDiscoveryListener </text:span><text:span text:style-name="T3">that are registered with the </text:span><text:span text:style-name="T7">LookupCache</text:span><text:span text:style-name="T3"> instance.</text:span></text:p>
          </table:table-cell>
          <table:table-cell table:style-name="Table1.A1" office:value-type="string">
            <text:p text:style-name="P16">SD.5.4</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serviceRemoved </text:span><text:span text:style-name="T3">method of the </text:span><text:span text:style-name="T7">ServiceDiscoveryListener</text:span><text:span text:style-name="T3"> interface takes one argument: a </text:span><text:span text:style-name="T7">ServiceDiscoveryEvent </text:span><text:span text:style-name="T3">object containing references to the service item corresponding to the event, including representations of the service’s state both before and after the event.</text:span></text:p>
          </table:table-cell>
          <table:table-cell table:style-name="Table1.A1" office:value-type="string">
            <text:p text:style-name="P16">SD.5.4</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hen an instance of </text:span><text:span text:style-name="T7">LookupCache</text:span><text:span text:style-name="T3"> receives from one of the managed lookup services, an event signaling the unique modification of the attributes of a service of interest (across the attribute sets of all references to the service), that instance invokes the </text:span><text:span text:style-name="T7">serviceChanged </text:span><text:span text:style-name="T3">method on all instances of </text:span><text:span text:style-name="T7">ServiceDiscoveryListener </text:span><text:span text:style-name="T3">that are registered with the </text:span><text:span text:style-name="T7">LookupCache</text:span><text:span text:style-name="T3"> instance;</text:span></text:p>
            <text:p text:style-name="P13">doing so notifies the client that the state of a service of interest has changed. </text:p>
          </table:table-cell>
          <table:table-cell table:style-name="Table1.A1" office:value-type="string">
            <text:p text:style-name="P16">SD.5.4</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serviceChanged </text:span><text:span text:style-name="T3">method of the </text:span><text:span text:style-name="T7">ServiceDiscoveryListener</text:span><text:span text:style-name="T3"> interface takes one argument: a </text:span><text:span text:style-name="T7">ServiceDiscoveryEvent </text:span><text:span text:style-name="T3">object containing references to the service item corresponding to the event, including representations of the service’s state both before and after the event.</text:span></text:p>
          </table:table-cell>
          <table:table-cell table:style-name="Table1.A1" office:value-type="string">
            <text:p text:style-name="P16">SD.5.4</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Should an exception occur during an invocation of any of the methods defined by the </text:span><text:span text:style-name="T7">ServiceDiscoveryListener</text:span><text:span text:style-name="T3"> interface, the semantics of how that exception is handled are undefined.</text:span></text:p>
          </table:table-cell>
          <table:table-cell table:style-name="Table1.A1" office:value-type="string">
            <text:p text:style-name="P16">SD.5.4</text:p>
          </table:table-cell>
          <table:table-cell table:style-name="Table1.D1" office:value-type="string">
            <text:p text:style-name="P8">Not testable</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Each method defined by the </text:span><text:span text:style-name="T7">ServiceDiscoveryListener</text:span><text:span text:style-name="T3"> interface must not modify the contents of the </text:span><text:span text:style-name="T7">ServiceDiscoveryEvent </text:span><text:span text:style-name="T3">parameter</text:span><text:span text:style-name="T7">;</text:span><text:span text:style-name="T3"> the effects of any modification to that </text:span><text:span text:style-name="T7">ServiceDiscoveryEvent</text:span><text:span text:style-name="T3"> instance are undefined.</text:span></text:p>
          </table:table-cell>
          <table:table-cell table:style-name="Table1.A1" office:value-type="string">
            <text:p text:style-name="P16">SD.5.4</text:p>
          </table:table-cell>
          <table:table-cell table:style-name="Table1.D1" office:value-type="string">
            <text:p text:style-name="P8">Not testable</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ServiceDiscoveryListener</text:span><text:span text:style-name="T3"> interface makes the following concurrency guarantee: for any given listener object that implements this interface, no two methods (either the same two methods or different methods) defined by the interface can be invoked at the same time by the same by the same instance of </text:span><text:span text:style-name="T7">LookupCache</text:span><text:span text:style-name="T3">.</text:span></text:p>
          </table:table-cell>
          <table:table-cell table:style-name="Table1.A1" office:value-type="string">
            <text:p text:style-name="P16">SD.5.4</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One version of the </text:span><text:span text:style-name="T7">lookup </text:span><text:span text:style-name="T3">method on the </text:span><text:span text:style-name="T7">LookupCache</text:span><text:span text:style-name="T3"> takes only one argument: an instance of </text:span><text:span text:style-name="T7">ServiceItemFilter</text:span><text:span text:style-name="T3">; and returns only a single instance of </text:span><text:span text:style-name="T7">ServiceItem</text:span><text:span text:style-name="T3"> that corresponds to the desired matching criteria.</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One version of the </text:span><text:span text:style-name="T7">lookup </text:span><text:span text:style-name="T3">method on the </text:span><text:span text:style-name="T7">LookupCache</text:span><text:span text:style-name="T3"> takes two arguments: an instance of </text:span><text:span text:style-name="T7">ServiceItemFilter</text:span><text:span text:style-name="T3"> and an </text:span><text:span text:style-name="T7">int</text:span><text:span text:style-name="T3"> parameter whose value represents the maximum number of matches that should be returned. This version of </text:span><text:span text:style-name="T7">lookup</text:span><text:span text:style-name="T3"> returns an array of service references in the form of an array of </text:span><text:span text:style-name="T7">ServiceItem </text:span><text:span text:style-name="T3">instances, each corresponding to the desired matching criteria. The array returned by this form of </text:span><text:span text:style-name="T7">lookup </text:span><text:span text:style-name="T3">will contain no more than the number of service references indicated by the value of the given </text:span><text:span text:style-name="T7">int</text:span><text:span text:style-name="T3"> parameter, although it may contain less than that number.</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either version of the </text:span><text:span text:style-name="T7">lookup </text:span><text:span text:style-name="T3">method on the </text:span><text:span text:style-name="T7">LookupCache</text:span><text:span text:style-name="T3">, if </text:span><text:span text:style-name="T7">null</text:span><text:span text:style-name="T3"> is the value of the </text:span><text:span text:style-name="T7">ServiceItemFilter</text:span><text:span text:style-name="T3"> parameter, then no additional filtering will be performed. If </text:span><text:span text:style-name="T7">ServiceItemFilter</text:span><text:span text:style-name="T3"> parameter is non-</text:span><text:span text:style-name="T7">null</text:span><text:span text:style-name="T3">, the semantics of that parameter are identical to those of the </text:span><text:span text:style-name="T7">ServiceItemFilter</text:span><text:span text:style-name="T3"> parameter specified for a number of the methods defined in the interface of the </text:span><text:span text:style-name="T7">ServiceDiscoveryManager </text:span><text:span text:style-name="T3">utility class.</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 of the </text:span><text:span text:style-name="T7">lookup </text:span><text:span text:style-name="T3">method on the </text:span><text:span text:style-name="T7">LookupCache</text:span><text:span text:style-name="T3"> that returns an array of </text:span><text:span text:style-name="T7">ServiceItem </text:span><text:span text:style-name="T3">instances, the array returned will contain no more than the maximum number of service references indicated by the </text:span><text:span text:style-name="T7">int</text:span><text:span text:style-name="T3"> parameter; and the service references in the returned array will be unique with respect to all other service references in the array.</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 of the </text:span><text:span text:style-name="T7">lookup </text:span><text:span text:style-name="T3">method on the </text:span><text:span text:style-name="T7">LookupCache</text:span><text:span text:style-name="T3"> that returns an array of </text:span><text:span text:style-name="T7">ServiceItem </text:span><text:span text:style-name="T3">instances, the value of the </text:span><text:span text:style-name="T7">int</text:span><text:span text:style-name="T3"> parameter representing the maximum number of service references desired must be positive, otherwise an </text:span><text:span text:style-name="T7">IllegalArgumentException</text:span><text:span text:style-name="T3"> will be thrown.</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 of the </text:span><text:span text:style-name="T7">lookup </text:span><text:span text:style-name="T3">method on the </text:span><text:span text:style-name="T7">LookupCache</text:span><text:span text:style-name="T3"> that returns a single instance of </text:span><text:span text:style-name="T7">ServiceItem</text:span><text:span text:style-name="T3">, if the associated </text:span><text:span text:style-name="T7">LookupCache</text:span><text:span text:style-name="T3"> instance is empty, or if no service can be found that matches the desired criteria, then </text:span><text:span text:style-name="T7">null</text:span><text:span text:style-name="T3"> is returned.</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the version of the </text:span><text:span text:style-name="T7">lookup </text:span><text:span text:style-name="T3">method on the </text:span><text:span text:style-name="T7">LookupCache</text:span><text:span text:style-name="T3"> that returns an array of </text:span><text:span text:style-name="T7">ServiceItem </text:span><text:span text:style-name="T3">instances, if the associated </text:span><text:span text:style-name="T7">LookupCache</text:span><text:span text:style-name="T3"> instance is empty, or if no service can be found that matches the desired criteria, then an empty array is returned.</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either version of the </text:span><text:span text:style-name="T7">lookup </text:span><text:span text:style-name="T3">method on the </text:span><text:span text:style-name="T7">LookupCache</text:span><text:span text:style-name="T3">, each version returns the actual service reference(s) selected from the associated </text:span><text:span text:style-name="T7">LookupCache</text:span><text:span text:style-name="T3"> rather than copies of those reference(s).</text:span></text:p>
          </table:table-cell>
          <table:table-cell table:style-name="Table1.A1" office:value-type="string">
            <text:p text:style-name="P16">SD.5.5.1</text:p>
          </table:table-cell>
          <table:table-cell table:style-name="Table1.D1" office:value-type="string">
            <text:p text:style-name="P8">Not testable</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With respect to either version of the </text:span><text:span text:style-name="T7">lookup </text:span><text:span text:style-name="T3">method on the </text:span><text:span text:style-name="T7">LookupCache</text:span><text:span text:style-name="T3">, the service reference(s) returned must not be modified; the effects of any modification to the returned service reference(s) are undefined.</text:span></text:p>
          </table:table-cell>
          <table:table-cell table:style-name="Table1.A1" office:value-type="string">
            <text:p text:style-name="P16">SD.5.5.1</text:p>
          </table:table-cell>
          <table:table-cell table:style-name="Table1.D1" office:value-type="string">
            <text:p text:style-name="P8">Not testable</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addListener </text:span><text:span text:style-name="T3">method on the </text:span><text:span text:style-name="T7">LookupCache</text:span><text:span text:style-name="T3"> will register a </text:span><text:span text:style-name="T7">ServiceDiscoveryListener </text:span><text:span text:style-name="T3">object with the event mechanism of a </text:span><text:span text:style-name="T7">LookupCache</text:span><text:span text:style-name="T3"> instance. This method takes a single argument: a reference to the </text:span><text:span text:style-name="T7">ServiceDiscoveryListener</text:span><text:span text:style-name="T3"> object register.</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ext:span><text:span text:style-name="T7">null</text:span><text:span text:style-name="T3"> is input to the </text:span><text:span text:style-name="T7">addlistener</text:span><text:span text:style-name="T3"> method on the </text:span><text:span text:style-name="T7">LookupCache</text:span><text:span text:style-name="T3">, a </text:span><text:span text:style-name="T7">NullPointerException</text:span><text:span text:style-name="T3"> results.</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Once an instance of </text:span><text:span text:style-name="T7">ServiceDiscoveryListener</text:span><text:span text:style-name="T3"> is registered with a </text:span><text:span text:style-name="T7">LookupCache</text:span><text:span text:style-name="T3"> object, that instance will be notified of all service references discovered to date.</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Once an instance of </text:span><text:span text:style-name="T7">ServiceDiscoveryListener</text:span><text:span text:style-name="T3"> is registered with a </text:span><text:span text:style-name="T7">LookupCache</text:span><text:span text:style-name="T3"> object, that instance will be notified as new services are discovered.</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Once an instance of </text:span><text:span text:style-name="T7">ServiceDiscoveryListener</text:span><text:span text:style-name="T3"> is registered with a </text:span><text:span text:style-name="T7">LookupCache</text:span><text:span text:style-name="T3"> object, that instance will be notified as existing services are modified.</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Once an instance of </text:span><text:span text:style-name="T7">ServiceDiscoveryListener</text:span><text:span text:style-name="T3"> is registered with a </text:span><text:span text:style-name="T7">LookupCache</text:span><text:span text:style-name="T3"> object, that instance will be notified as existing services are discarded.</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Should the </text:span><text:span text:style-name="T7">LookupCache </text:span><text:span text:style-name="T3">invoke a method on a registered instance of </text:span><text:span text:style-name="T7">ServiceDiscoveryListener</text:span><text:span text:style-name="T3"> (a local call), any call from that method to a local method of the </text:span><text:span text:style-name="T7">LookupCache </text:span><text:span text:style-name="T3">is guaranteed not to result in a deadlock condition.</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removeListener </text:span><text:span text:style-name="T3">method on the </text:span><text:span text:style-name="T7">LookupCache</text:span><text:span text:style-name="T3"> will remove a </text:span><text:span text:style-name="T7">ServiceDiscoveryListener </text:span><text:span text:style-name="T3">object from the set of listeners currently registered with a </text:span><text:span text:style-name="T7">LookupCache</text:span><text:span text:style-name="T3"> instance. This method takes a single argument: a reference to the </text:span><text:span text:style-name="T7">ServiceDiscoveryListener</text:span><text:span text:style-name="T3"> object to remove.</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Once all listeners are removed from the set of listeners associated with a particular instance of </text:span><text:span text:style-name="T7">LookupCache</text:span><text:span text:style-name="T3">, that instance will send no more </text:span><text:span text:style-name="T7">ServiceDiscoveryEvent </text:span><text:span text:style-name="T3">notifications.</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he parameter value to the </text:span><text:span text:style-name="T7">removeListener </text:span><text:span text:style-name="T3">method on the </text:span><text:span text:style-name="T7">LookupCache</text:span><text:span text:style-name="T3"> is </text:span><text:span text:style-name="T7">null</text:span><text:span text:style-name="T3">, or if the instance of </text:span><text:span text:style-name="T7">ServiceDiscoveryListener</text:span><text:span text:style-name="T3"> passed to </text:span><text:span text:style-name="T7">removeListener</text:span><text:span text:style-name="T3"> does not exist in the set of listeners maintained by the associated instance of </text:span><text:span text:style-name="T7">LookupCache</text:span><text:span text:style-name="T3">, then </text:span><text:span text:style-name="T7">removeListener </text:span><text:span text:style-name="T3">takes no action.</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discard method on the </text:span><text:span text:style-name="T7">LookupCache</text:span><text:span text:style-name="T3"> takes one argument: an instance of </text:span><text:span text:style-name="T7">Object </text:span><text:span text:style-name="T3">referencing the service reference to remove from the associated </text:span><text:span text:style-name="T7">LookupCache</text:span><text:span text:style-name="T3"> instance.</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ext:span><text:span text:style-name="T7">null</text:span><text:span text:style-name="T3"> is input to the </text:span><text:span text:style-name="T7">discard</text:span><text:span text:style-name="T3"> method on the </text:span><text:span text:style-name="T7">LookupCache</text:span><text:span text:style-name="T3">, the </text:span><text:span text:style-name="T7">discard</text:span><text:span text:style-name="T3"> method takes no action.</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If the object input to the </text:span><text:span text:style-name="T7">discard</text:span><text:span text:style-name="T3"> method on the </text:span><text:span text:style-name="T7">LookupCache</text:span><text:span text:style-name="T3">, matches (using the </text:span><text:span text:style-name="T7">equals</text:span><text:span text:style-name="T3"> method) none of the service references in the associated instance of </text:span><text:span text:style-name="T7">LookupCache</text:span><text:span text:style-name="T3">, the </text:span><text:span text:style-name="T7">discard</text:span><text:span text:style-name="T3"> method takes no action.</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The </text:span><text:span text:style-name="T7">discard </text:span><text:span text:style-name="T3">method on the </text:span><text:span text:style-name="T7">LookupCache</text:span><text:span text:style-name="T3"> deletes the given service reference from the associated </text:span><text:span text:style-name="T7">LookupCache</text:span><text:span text:style-name="T3"> instance, and sends a notification – indicating that the service reference has been discarded – to all instances of </text:span><text:span text:style-name="T7">ServiceDiscoveryListener</text:span><text:span text:style-name="T3"> registered with that </text:span><text:span text:style-name="T7">LookupCache</text:span><text:span text:style-name="T3"> instance.</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Upon successful completion of the </text:span><text:span text:style-name="T7">discard </text:span><text:span text:style-name="T3">method on the </text:span><text:span text:style-name="T7">LookupCache</text:span><text:span text:style-name="T3">, the given service reference is guaranteed to have been removed from the associated </text:span><text:span text:style-name="T7">LookupCache</text:span><text:span text:style-name="T3"> instance.</text:span></text:p>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3"><text:span text:style-name="T3">With respect to discarding a service reference from an instance of </text:span><text:span text:style-name="T7">LookupCache</text:span><text:span text:style-name="T3">, all implementations of the </text:span><text:span text:style-name="T7">LookupCache</text:span><text:span text:style-name="T3"> interface – to prevent service references that have been discarded from the </text:span><text:span text:style-name="T7">LookupCache</text:span><text:span text:style-name="T3"> instance from never being re-discovered – must do the following when a service is discarded from that </text:span><text:span text:style-name="T7">LookupCache</text:span><text:span text:style-name="T3">:</text:span></text:p>
            <text:list text:style-name="WW8Num2">
              <text:list-item>
                <text:p text:style-name="P6"><text:span text:style-name="T3">place the reference to the discarded service in separate storage, and remove the reference from the storage maintained by the </text:span><text:span text:style-name="T7">LookupCache</text:span><text:span text:style-name="T3"> instance</text:span></text:p>
              </text:list-item>
            </text:list>
            <text:list text:style-name="WW8Num6">
              <text:list-item>
                <text:p text:style-name="P5">wait an (implementation-dependent) amount of time that is likely to exceed the typical service lease duration</text:p>
              </text:list-item>
              <text:list-item>
                <text:p text:style-name="P4"><text:span text:style-name="T3">flush the service reference that was set aside if, during the wait period, a </text:span><text:span text:style-name="T7">ServiceEvent</text:span><text:span text:style-name="T3"> instance with a transition equal to </text:span><text:span text:style-name="T7">TRANSITION_MATCH_NOMATCH </text:span><text:span text:style-name="T3">is received</text:span></text:p>
              </text:list-item>
              <text:list-item>
                <text:p text:style-name="P4"><text:span text:style-name="T3">place back into the local storage of the LookupCache instance, the service reference that was set aside if, during the wait period, a </text:span><text:span text:style-name="T7">ServiceEvent</text:span><text:span text:style-name="T3"> instance with a transition equal to </text:span><text:span text:style-name="T7">TRANSITION_MATCH_NOMATCH </text:span><text:span text:style-name="T3">is </text:span><text:span text:style-name="T5">not</text:span><text:span text:style-name="T3"> received; and send the appropriate event to any </text:span><text:span text:style-name="T7">ServiceDiscoveryListener</text:span><text:span text:style-name="T3"> instances that may be registered with the </text:span><text:span text:style-name="T7">LookupCache</text:span><text:span text:style-name="T3"> instance</text:span></text:p>
              </text:list-item>
            </text:list>
          </table:table-cell>
          <table:table-cell table:style-name="Table1.A1" office:value-type="string">
            <text:p text:style-name="P16">SD.5.5.1</text:p>
          </table:table-cell>
          <table:table-cell table:style-name="Table1.D1" office:value-type="string">
            <text:p text:style-name="P8"/>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3"><text:span text:style-name="T3">The </text:span><text:span text:style-name="T7">terminate </text:span><text:span text:style-name="T3">method of the </text:span><text:span text:style-name="T7">LookupCache</text:span><text:span text:style-name="T3"> cancels all event leases granted by the lookup services that supplied the contents of </text:span><text:span text:style-name="T7">LookupCache</text:span><text:span text:style-name="T3"> instance on which </text:span><text:span text:style-name="T7">terminate</text:span><text:span text:style-name="T3"> is invoked, and unexports all remote listener objects registered with those lookup services.</text:span></text:p>
          </table:table-cell>
          <table:table-cell table:style-name="Table1.A1" office:value-type="string">
            <text:p text:style-name="P16">SD.5.5.1</text:p>
          </table:table-cell>
          <table:table-cell table:style-name="Table1.D1" office:value-type="string">
            <text:p text:style-name="P8">Not testable - Can't tell which exported classes are listener objects</text:p>
          </table:table-cell>
        </table:table-row>
        <table:table-row table:style-name="Table1.1">
          <table:table-cell table:style-name="Table1.A1" office:value-type="string">
            <text:list text:style-name="WW8Num14" text:continue-numbering="true">
              <text:list-item>
                <text:p text:style-name="P12"/>
              </text:list-item>
            </text:list>
          </table:table-cell>
          <table:table-cell table:style-name="Table1.A1" office:value-type="string">
            <text:p text:style-name="P8"><text:span text:style-name="T3">Upon completion of the termination process, the semantics of all current and future method invocations on the current instance of </text:span><text:span text:style-name="T7">LookupCache</text:span><text:span text:style-name="T3"> are undefined.</text:span></text:p>
          </table:table-cell>
          <table:table-cell table:style-name="Table1.A1" office:value-type="string">
            <text:p text:style-name="P16">SD.5.5.1</text:p>
          </table:table-cell>
          <table:table-cell table:style-name="Table1.D1" office:value-type="string">
            <text:p text:style-name="P8"/>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LucidaSans1" svg:font-family="LucidaSans"/>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2z0" style:family="text">
      <style:text-properties style:font-name="Symbol"/>
    </style:style>
    <style:style style:name="WW8Num6z0" style:family="text">
      <style:text-properties style:font-name="Symbol"/>
    </style:style>
    <style:style style:name="WW8Num9z0" style:family="text">
      <style:text-properties style:font-name="Times New Roman"/>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top="1.171cm" style:dynamic-spacing="true"/>
      </style:footer-style>
    </style:page-layout>
  </office:automatic-styles>
  <office:master-styles>
    <style:master-page style:name="Standard" style:page-layout-name="pm1">
      <style:footer>
        <text:p text:style-name="P1">/vob/qa/src/com/sun/jini/qa/doc/servicediscovery-req.do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Solaris_Sparc OpenOffice.org_project/680m17$Build-9310</meta:generator>
    <dc:title>ClientLookupManager Utilility Requirements</dc:title>
    <meta:initial-creator>SMI Software</meta:initial-creator>
    <meta:creation-date>2000-02-07T23:15:00</meta:creation-date>
    <dc:creator>Peter Firmstone</dc:creator>
    <dc:date>2013-01-01T09:37:51</dc:date>
    <meta:editing-cycles>84</meta:editing-cycles>
    <meta:editing-duration>PT20H57M29S</meta:editing-duration>
    <meta:user-defined meta:name="Info 1"/>
    <meta:user-defined meta:name="Info 2"/>
    <meta:user-defined meta:name="Info 3"/>
    <meta:user-defined meta:name="Info 4"/>
    <meta:document-statistic meta:table-count="1" meta:image-count="0" meta:object-count="0" meta:page-count="1" meta:paragraph-count="452" meta:word-count="5171" meta:character-count="36729"/>
  </office:meta>
</office:document-meta>
</file>